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database-display text:table-name="1" text:table-type="table" text:column-name="0" text:database-name="regula">&lt;0&gt;</text:database-display></text:p>
      <text:p text:style-name="Standard"><text:database-display text:table-name="1" text:table-type="table" text:column-name="1" text:database-name="regula">&lt;1&gt;</text:database-display></text:p>
      <text:p text:style-name="Standard"><text:database-display text:table-name="1" text:table-type="table" text:column-name="2" text:database-name="regula">&lt;2&gt;</text:database-display></text:p>
      <text:p text:style-name="Standard"><text:database-display text:table-name="1" text:table-type="table" text:column-name="3" text:database-name="regula">&lt;3&gt;</text:database-display></text:p>
      <text:p text:style-name="Standard"><text:database-display text:table-name="1" text:table-type="table" text:column-name="4" text:database-name="regula">&lt;4&gt;</text:database-display></text:p>
      <text:p text:style-name="Standard"><text:database-display text:table-name="1" text:table-type="table" text:column-name="5" text:database-name="regula">&lt;5&gt;</text:database-display></text:p>
      <text:p text:style-name="Standard"><text:database-display text:table-name="1" text:table-type="table" text:column-name="6" text:database-name="regula">&lt;6&gt;</text:database-display></text:p>
      <text:p text:style-name="Standard"><text:database-display text:table-name="1" text:table-type="table" text:column-name="7" text:database-name="regula">&lt;7&gt;</text:database-display></text:p>
      <text:p text:style-name="Standard"><text:database-display text:table-name="1" text:table-type="table" text:column-name="8" text:database-name="regula">&lt;8&gt;</text:database-display></text:p>
      <text:p text:style-name="Standard"><text:database-display text:table-name="1" text:table-type="table" text:column-name="9" text:database-name="regula">&lt;9&gt;</text:database-display></text:p>
      <text:p text:style-name="Standard"><text:database-display text:table-name="1" text:table-type="table" text:column-name="10" text:database-name="regula">&lt;10&gt;</text:database-display></text:p>
      <text:p text:style-name="Standard"><text:database-display text:table-name="1" text:table-type="table" text:column-name="11" text:database-name="regula">&lt;11&gt;</text:database-display></text:p>
      <text:p text:style-name="Standard"><text:database-display text:table-name="1" text:table-type="table" text:column-name="12" text:database-name="regula">&lt;12&gt;</text:database-display></text:p>
      <text:p text:style-name="Standard"><text:database-display text:table-name="1" text:table-type="table" text:column-name="13" text:database-name="regula">&lt;13&gt;</text:database-display></text:p>
      <text:p text:style-name="Standard"><text:database-display text:table-name="1" text:table-type="table" text:column-name="14" text:database-name="regula">&lt;14&gt;</text:database-display></text:p>
      <text:p text:style-name="Standard"><text:database-display text:table-name="1" text:table-type="table" text:column-name="15" text:database-name="regula">&lt;15&gt;</text:database-display></text:p>
      <text:p text:style-name="Standard"><text:database-display text:table-name="1" text:table-type="table" text:column-name="16" text:database-name="regula">&lt;16&gt;</text:database-display></text:p>
      <text:p text:style-name="Standard"><text:database-display text:table-name="1" text:table-type="table" text:column-name="17" text:database-name="regula">&lt;17&gt;</text:database-display></text:p>
      <text:p text:style-name="Standard"><text:database-display text:table-name="1" text:table-type="table" text:column-name="18" text:database-name="regula">&lt;18&gt;</text:database-display></text:p>
      <text:p text:style-name="Standard"><text:database-display text:table-name="1" text:table-type="table" text:column-name="19" text:database-name="regula">&lt;19&gt;</text:database-display></text:p>
      <text:p text:style-name="Standard"><text:database-display text:table-name="1" text:table-type="table" text:column-name="20" text:database-name="regula">&lt;20&gt;</text:database-display></text:p>
      <text:p text:style-name="Standard"><text:database-display text:table-name="1" text:table-type="table" text:column-name="21" text:database-name="regula">&lt;21&gt;</text:database-display></text:p>
      <text:p text:style-name="Standard"><text:database-display text:table-name="1" text:table-type="table" text:column-name="22" text:database-name="regula">&lt;22&gt;</text:database-display></text:p>
      <text:p text:style-name="Standard"><text:database-display text:table-name="1" text:table-type="table" text:column-name="23" text:database-name="regula">&lt;23&gt;</text:database-display></text:p>
      <text:p text:style-name="Standard"><text:database-display text:table-name="1" text:table-type="table" text:column-name="24" text:database-name="regula">&lt;24&gt;</text:database-display></text:p>
      <text:p text:style-name="Standard"><text:database-display text:table-name="1" text:table-type="table" text:column-name="25" text:database-name="regula">&lt;25&gt;</text:database-display></text:p>
      <text:p text:style-name="Standard"><text:database-display text:table-name="1" text:table-type="table" text:column-name="26" text:database-name="regula">&lt;26&gt;</text:database-display></text:p>
      <text:p text:style-name="Standard"><text:database-display text:table-name="1" text:table-type="table" text:column-name="27" text:database-name="regula">&lt;27&gt;</text:database-display></text:p>
      <text:p text:style-name="Standard"><text:database-display text:table-name="1" text:table-type="table" text:column-name="28" text:database-name="regula">&lt;28&gt;</text:database-display></text:p>
      <text:p text:style-name="Standard"><text:database-display text:table-name="1" text:table-type="table" text:column-name="29" text:database-name="regula">&lt;29&gt;</text:database-display></text:p>
      <text:p text:style-name="Standard"><text:database-display text:table-name="1" text:table-type="table" text:column-name="30" text:database-name="regula">&lt;30&gt;</text:database-display></text:p>
      <text:p text:style-name="Standard"><text:database-display text:table-name="1" text:table-type="table" text:column-name="31" text:database-name="regula">&lt;31&gt;</text:database-display></text:p>
      <text:p text:style-name="Standard"><text:database-display text:table-name="1" text:table-type="table" text:column-name="32" text:database-name="regula">&lt;32&gt;</text:database-display></text:p>
      <text:p text:style-name="Standard"><text:database-display text:table-name="1" text:table-type="table" text:column-name="33" text:database-name="regula">&lt;33&gt;</text:database-display></text:p>
      <text:p text:style-name="Standard"><text:database-display text:table-name="1" text:table-type="table" text:column-name="34" text:database-name="regula">&lt;34&gt;</text:database-display></text:p>
      <text:p text:style-name="Standard"><text:database-display text:table-name="1" text:table-type="table" text:column-name="35" text:database-name="regula">&lt;35&gt;</text:database-display></text:p>
      <text:p text:style-name="Standard"><text:database-display text:table-name="1" text:table-type="table" text:column-name="36" text:database-name="regula">&lt;36&gt;</text:database-display></text:p>
      <text:p text:style-name="Standard"><text:database-display text:table-name="1" text:table-type="table" text:column-name="37" text:database-name="regula">&lt;37&gt;</text:database-display></text:p>
      <text:p text:style-name="Standard"><text:database-display text:table-name="1" text:table-type="table" text:column-name="38" text:database-name="regula">&lt;38&gt;</text:database-display></text:p>
      <text:p text:style-name="Standard"><text:database-display text:table-name="1" text:table-type="table" text:column-name="39" text:database-name="regula">&lt;39&gt;</text:database-display></text:p>
      <text:p text:style-name="Standard"><text:database-display text:table-name="1" text:table-type="table" text:column-name="40" text:database-name="regula">&lt;40&gt;</text:database-display></text:p>
      <text:p text:style-name="Standard"><text:database-display text:table-name="1" text:table-type="table" text:column-name="41" text:database-name="regula">&lt;41&gt;</text:database-display></text:p>
      <text:p text:style-name="Standard"><text:database-display text:table-name="1" text:table-type="table" text:column-name="42" text:database-name="regula">&lt;42&gt;</text:database-display></text:p>
      <text:p text:style-name="Standard"><text:database-display text:table-name="1" text:table-type="table" text:column-name="43" text:database-name="regula">&lt;43&gt;</text:database-display></text:p>
      <text:p text:style-name="Standard"><text:database-display text:table-name="1" text:table-type="table" text:column-name="44" text:database-name="regula">&lt;44&gt;</text:database-display></text:p>
      <text:p text:style-name="Standard"><text:database-display text:table-name="1" text:table-type="table" text:column-name="45" text:database-name="regula">&lt;45&gt;</text:database-display></text:p>
      <text:p text:style-name="Standard"><text:database-display text:table-name="1" text:table-type="table" text:column-name="46" text:database-name="regula">&lt;46&gt;</text:database-display></text:p>
      <text:p text:style-name="Standard"><text:database-display text:table-name="1" text:table-type="table" text:column-name="47" text:database-name="regula">&lt;47&gt;</text:database-display></text:p>
      <text:p text:style-name="Standard"><text:database-display text:table-name="1" text:table-type="table" text:column-name="48" text:database-name="regula">&lt;48&gt;</text:database-display></text:p>
      <text:p text:style-name="Standard"><text:database-display text:table-name="1" text:table-type="table" text:column-name="49" text:database-name="regula">&lt;49&gt;</text:database-display></text:p>
      <text:p text:style-name="Standard"><text:database-display text:table-name="1" text:table-type="table" text:column-name="50" text:database-name="regula">&lt;50&gt;</text:database-display></text:p>
      <text:p text:style-name="Standard"><text:database-display text:table-name="1" text:table-type="table" text:column-name="51" text:database-name="regula">&lt;51&gt;</text:database-display></text:p>
      <text:p text:style-name="Standard"><text:database-display text:table-name="1" text:table-type="table" text:column-name="52" text:database-name="regula">&lt;52&gt;</text:database-display></text:p>
      <text:p text:style-name="Standard"><text:database-display text:table-name="1" text:table-type="table" text:column-name="53" text:database-name="regula">&lt;53&gt;</text:database-display></text:p>
      <text:p text:style-name="Standard"><text:database-display text:table-name="1" text:table-type="table" text:column-name="54" text:database-name="regula">&lt;54&gt;</text:database-display></text:p>
      <text:p text:style-name="Standard"><text:database-display text:table-name="1" text:table-type="table" text:column-name="55" text:database-name="regula">&lt;55&gt;</text:database-display></text:p>
      <text:p text:style-name="Standard"><text:database-display text:table-name="1" text:table-type="table" text:column-name="56" text:database-name="regula">&lt;56&gt;</text:database-display></text:p>
      <text:p text:style-name="Standard"><text:database-display text:table-name="1" text:table-type="table" text:column-name="57" text:database-name="regula">&lt;57&gt;</text:database-display></text:p>
      <text:p text:style-name="Standard"><text:database-display text:table-name="1" text:table-type="table" text:column-name="58" text:database-name="regula">&lt;58&gt;</text:database-display></text:p>
      <text:p text:style-name="Standard"><text:database-display text:table-name="1" text:table-type="table" text:column-name="59" text:database-name="regula">&lt;59&gt;</text:database-display></text:p>
      <text:p text:style-name="Standard"><text:database-display text:table-name="1" text:table-type="table" text:column-name="60" text:database-name="regula">&lt;60&gt;</text:database-display></text:p>
      <text:p text:style-name="Standard"><text:database-display text:table-name="1" text:table-type="table" text:column-name="61" text:database-name="regula">&lt;61&gt;</text:database-display></text:p>
      <text:p text:style-name="Standard"><text:database-display text:table-name="1" text:table-type="table" text:column-name="62" text:database-name="regula">&lt;62&gt;</text:database-display></text:p>
      <text:p text:style-name="Standard"><text:database-display text:table-name="1" text:table-type="table" text:column-name="63" text:database-name="regula">&lt;63&gt;</text:database-display></text:p>
      <text:p text:style-name="Standard"><text:database-display text:table-name="1" text:table-type="table" text:column-name="64" text:database-name="regula">&lt;64&gt;</text:database-display></text:p>
      <text:p text:style-name="Standard"><text:database-display text:table-name="1" text:table-type="table" text:column-name="65" text:database-name="regula">&lt;65&gt;</text:database-display></text:p>
      <text:p text:style-name="Standard"><text:database-display text:table-name="1" text:table-type="table" text:column-name="66" text:database-name="regula">&lt;66&gt;</text:database-display></text:p>
      <text:p text:style-name="Standard"><text:database-display text:table-name="1" text:table-type="table" text:column-name="67" text:database-name="regula">&lt;67&gt;</text:database-display></text:p>
      <text:p text:style-name="Standard"><text:database-display text:table-name="1" text:table-type="table" text:column-name="68" text:database-name="regula">&lt;68&gt;</text:database-display></text:p>
      <text:p text:style-name="Standard"><text:database-display text:table-name="1" text:table-type="table" text:column-name="69" text:database-name="regula">&lt;69&gt;</text:database-display></text:p>
      <text:p text:style-name="Standard"><text:database-display text:table-name="1" text:table-type="table" text:column-name="70" text:database-name="regula">&lt;70&gt;</text:database-display></text:p>
      <text:p text:style-name="Standard"><text:database-display text:table-name="1" text:table-type="table" text:column-name="71" text:database-name="regula">&lt;71&gt;</text:database-display></text:p>
      <text:p text:style-name="Standard"><text:database-display text:table-name="1" text:table-type="table" text:column-name="72" text:database-name="regula">&lt;72&gt;</text:database-display></text:p>
      <text:p text:style-name="Standard"><text:database-display text:table-name="1" text:table-type="table" text:column-name="73" text:database-name="regula">&lt;73&gt;</text:database-display></text:p>
      <text:p text:style-name="Standard"><text:database-display text:table-name="1" text:table-type="table" text:column-name="74" text:database-name="regula">&lt;74&gt;</text:database-display></text:p>
      <text:p text:style-name="Standard"><text:database-display text:table-name="1" text:table-type="table" text:column-name="75" text:database-name="regula">&lt;75&gt;</text:database-display></text:p>
      <text:p text:style-name="Standard"><text:database-display text:table-name="1" text:table-type="table" text:column-name="76" text:database-name="regula">&lt;76&gt;</text:database-display></text:p>
      <text:p text:style-name="Standard"><text:database-display text:table-name="1" text:table-type="table" text:column-name="77" text:database-name="regula">&lt;77&gt;</text:database-display></text:p>
      <text:p text:style-name="Standard"><text:database-display text:table-name="1" text:table-type="table" text:column-name="78" text:database-name="regula">&lt;78&gt;</text:database-display></text:p>
      <text:p text:style-name="Standard"><text:database-display text:table-name="1" text:table-type="table" text:column-name="79" text:database-name="regula">&lt;79&gt;</text:database-display></text:p>
      <text:p text:style-name="Standard"><text:database-display text:table-name="1" text:table-type="table" text:column-name="80" text:database-name="regula">&lt;80&gt;</text:database-display></text:p>
      <text:p text:style-name="Standard"><text:database-display text:table-name="1" text:table-type="table" text:column-name="81" text:database-name="regula">&lt;81&gt;</text:database-display></text:p>
      <text:p text:style-name="Standard"><text:database-display text:table-name="1" text:table-type="table" text:column-name="82" text:database-name="regula">&lt;82&gt;</text:database-display></text:p>
      <text:p text:style-name="Standard"><text:database-display text:table-name="1" text:table-type="table" text:column-name="83" text:database-name="regula">&lt;83&gt;</text:database-display></text:p>
      <text:p text:style-name="Standard"><text:database-display text:table-name="1" text:table-type="table" text:column-name="84" text:database-name="regula">&lt;84&gt;</text:database-display></text:p>
      <text:p text:style-name="Standard"><text:database-display text:table-name="1" text:table-type="table" text:column-name="85" text:database-name="regula">&lt;85&gt;</text:database-display></text:p>
      <text:p text:style-name="Standard"><text:database-display text:table-name="1" text:table-type="table" text:column-name="86" text:database-name="regula">&lt;86&gt;</text:database-display></text:p>
      <text:p text:style-name="Standard"><text:database-display text:table-name="1" text:table-type="table" text:column-name="87" text:database-name="regula">&lt;87&gt;</text:database-display></text:p>
      <text:p text:style-name="Standard"><text:database-display text:table-name="1" text:table-type="table" text:column-name="88" text:database-name="regula">&lt;88&gt;</text:database-display></text:p>
      <text:p text:style-name="Standard"><text:database-display text:table-name="1" text:table-type="table" text:column-name="89" text:database-name="regula">&lt;89&gt;</text:database-display></text:p>
      <text:p text:style-name="Standard"><text:database-display text:table-name="1" text:table-type="table" text:column-name="90" text:database-name="regula">&lt;90&gt;</text:database-display></text:p>
      <text:p text:style-name="Standard"><text:database-display text:table-name="1" text:table-type="table" text:column-name="91" text:database-name="regula">&lt;91&gt;</text:database-display></text:p>
      <text:p text:style-name="Standard"><text:database-display text:table-name="1" text:table-type="table" text:column-name="92" text:database-name="regula">&lt;92&gt;</text:database-display></text:p>
      <text:p text:style-name="Standard"><text:database-display text:table-name="1" text:table-type="table" text:column-name="93" text:database-name="regula">&lt;93&gt;</text:database-display></text:p>
      <text:p text:style-name="Standard"><text:database-display text:table-name="1" text:table-type="table" text:column-name="94" text:database-name="regula">&lt;94&gt;</text:database-display></text:p>
      <text:p text:style-name="Standard"><text:database-display text:table-name="1" text:table-type="table" text:column-name="95" text:database-name="regula">&lt;95&gt;</text:database-display></text:p>
      <text:p text:style-name="Standard"><text:database-display text:table-name="1" text:table-type="table" text:column-name="96" text:database-name="regula">&lt;96&gt;</text:database-display></text:p>
      <text:p text:style-name="Standard"><text:database-display text:table-name="1" text:table-type="table" text:column-name="97" text:database-name="regula">&lt;97&gt;</text:database-display></text:p>
      <text:p text:style-name="Standard"><text:database-display text:table-name="1" text:table-type="table" text:column-name="98" text:database-name="regula">&lt;98&gt;</text:database-display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de" fo:country="DE" style:font-name-asian="Arial2" style:font-size-asian="12pt" style:language-asian="de" style:country-asian="DE" style:font-name-complex="Arial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2" style:font-size-asian="14pt" style:font-name-complex="Arial2" style:font-size-complex="14pt"/>
    </style:style>
    <style:style style:name="List" style:family="paragraph" style:parent-style-name="Text_20_body" style:class="list">
      <style:text-properties fo:font-size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4-07T15:00:29</meta:creation-date>
    <dc:date>2008-04-07T15:09:17</dc:date>
    <dc:language>de-DE</dc:language>
    <meta:editing-cycles>2</meta:editing-cycles>
    <meta:editing-duration>PT8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99" meta:word-count="0" meta:character-count="128"/>
  </office:meta>
</office:document-meta>
</file>